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b2b2b2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b2b2b2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7e0021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000000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b2b2b2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000000"/>
    </style:style>
    <style:style style:name="T1" style:family="text">
      <style:text-properties fo:color="#800000"/>
    </style:style>
    <style:style style:name="T2" style:family="text">
      <style:text-properties fo:color="#3399ff"/>
    </style:style>
    <style:style style:name="T3" style:family="text">
      <style:text-properties fo:color="#7e0021"/>
    </style:style>
    <style:style style:name="T4" style:family="text">
      <style:text-properties fo:color="#000000"/>
    </style:style>
    <style:style style:name="T5" style:family="text">
      <style:text-properties fo:color="#0084d1"/>
    </style:style>
    <style:style style:name="T6" style:family="text">
      <style:text-properties fo:color="#0066cc"/>
    </style:style>
    <style:style style:name="T7" style:family="text">
      <style:text-properties fo:color="#0066cc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Création de la base de donnée avec configuration de l'encodage utilisé.*/</text:p>
      <text:p text:style-name="Standard"/>
      <text:p text:style-name="Standard"><text:span text:style-name="T1">CREATE DATABASE</text:span> expressfood <text:span text:style-name="T4">CHAR</text:span>ACTER SET 'utf8';</text:p>
      <text:p text:style-name="P2"/>
      <text:p text:style-name="P1">/*sélection de la bdd fraîchement créée*/</text:p>
      <text:p text:style-name="P2"/>
      <text:p text:style-name="Standard">USE expressfood;</text:p>
      <text:p text:style-name="Standard"/>
      <text:p text:style-name="Standard"/>
      <text:p text:style-name="Standard"/>
      <text:p text:style-name="P1">/*Création des tables et de leurs contenu sous le moteur INNODB pour gérer les clefs étrangères*/</text:p>
      <text:p text:style-name="P1"/>
      <text:p text:style-name="P1"/>
      <text:p text:style-name="P1"/>
      <text:p text:style-name="P1">/*table des clients*/</text:p>
      <text:p text:style-name="P1">/*la ligne catégorie correspond à 0=client, 1=éditeur, 2=administrateur*/</text:p>
      <text:p text:style-name="Standard"/>
      <text:p text:style-name="P3"><text:span text:style-name="T1">CREATE TABLE</text:span> exf_utilisateur</text:p>
      <text:p text:style-name="P3">(</text:p>
      <text:p text:style-name="P3"><text:tab/>utilisateur_id <text:span text:style-name="T2">INT</text:span> UNSIGNED <text:span text:style-name="T1">NOT NULL</text:span> AUTO_INCREMENT,</text:p>
      <text:p text:style-name="P3"><text:tab/>nom <text:span text:style-name="T2">VARCHAR</text:span>(40) <text:span text:style-name="T1">NOT NULL</text:span>,</text:p>
      <text:p text:style-name="P3"><text:tab/>prenom <text:span text:style-name="T2">VARCHAR</text:span>(40) <text:span text:style-name="T1">NOT NULL</text:span>,</text:p>
      <text:p text:style-name="P3"><text:tab/><text:bookmark-start text:name="__DdeLink__410_545651280"/>adresse <text:span text:style-name="T2">VARCHAR</text:span>(100) <text:span text:style-name="T1">NOT NULL</text:span>,</text:p>
      <text:p text:style-name="P3"><text:tab/>code_postal <text:span text:style-name="T2">CHAR</text:span>(5) <text:span text:style-name="T1">NOT NULL</text:span>,</text:p>
      <text:p text:style-name="P3"><text:tab/>ville <text:span text:style-name="T2">VARCHAR</text:span>(40) <text:span text:style-name="T1">NOT NULL</text:span>,<text:bookmark-end text:name="__DdeLink__410_545651280"/></text:p>
      <text:p text:style-name="P3"><text:tab/>pseudo <text:span text:style-name="T5">VARCHAR</text:span>(40) <text:span text:style-name="T3">NOT NULL</text:span>,</text:p>
      <text:p text:style-name="P3"><text:tab/>email <text:span text:style-name="T7">VARCHAR</text:span>(40) <text:span text:style-name="T3">NOT NULL</text:span>,</text:p>
      <text:p text:style-name="P3"><text:tab/>motdepasse <text:span text:style-name="T6">VARCHAR</text:span>(40) <text:span text:style-name="T3">NOT NULL</text:span>,</text:p>
      <text:p text:style-name="P3"><text:tab/>categorie <text:span text:style-name="T2">INT</text:span> UNSIGNED <text:span text:style-name="T1">NOT NULL</text:span>,</text:p>
      <text:p text:style-name="P3"><text:tab/><text:span text:style-name="T3">PRIMARY KEY</text:span> (utilisateur_id),</text:p>
      <text:p text:style-name="P3"><text:tab/>UNIQUE ind_pseudo (pseudo),</text:p>
      <text:p text:style-name="P3"><text:tab/>UNIQUE ind_adresse (adresse)</text:p>
      <text:p text:style-name="P3">)</text:p>
      <text:p text:style-name="P3">ENGINE<text:span text:style-name="T1">=</text:span>INNODB;</text:p>
      <text:p text:style-name="P3"/>
      <text:p text:style-name="P3"/>
      <text:p text:style-name="P3"/>
      <text:p text:style-name="P3"/>
      <text:p text:style-name="P4">/*table des plats*/</text:p>
      <text:p text:style-name="P3"/>
      <text:p text:style-name="P3"><text:span text:style-name="T1">CREATE TABLE</text:span> exf_plat</text:p>
      <text:p text:style-name="P3">(</text:p>
      <text:p text:style-name="P3"><text:s text:c="4"/>plat_id <text:span text:style-name="T2">INT</text:span> UNSIGNED <text:span text:style-name="T1">NOT NULL</text:span> AUTO_INCREMENT,</text:p>
      <text:p text:style-name="P3"><text:s text:c="4"/>date_de_parution DATE <text:span text:style-name="T1">NOT NULL</text:span>,</text:p>
      <text:p text:style-name="P3"><text:s text:c="4"/>nom_du_plat <text:span text:style-name="T2">VARCHAR</text:span>(40) <text:span text:style-name="T1">NOT NULL</text:span>,</text:p>
      <text:p text:style-name="P3"><text:s text:c="4"/>type_de_plat <text:span text:style-name="T2">VARCHAR</text:span>(10) <text:span text:style-name="T1">NOT NULL</text:span>,</text:p>
      <text:p text:style-name="P3"><text:s text:c="4"/>prix_en_euros <text:span text:style-name="T2">DECIMAL(6,2)</text:span> <text:span text:style-name="T1">NOT NULL</text:span>,</text:p>
      <text:p text:style-name="P3"><text:s text:c="4"/><text:span text:style-name="T3">PRIMARY KEY</text:span> (plat_id)</text:p>
      <text:p text:style-name="P3">)</text:p>
      <text:p text:style-name="P3">ENGINE<text:span text:style-name="T1">=</text:span>INNODB; </text:p>
      <text:p text:style-name="P3"/>
      <text:p text:style-name="P3"/>
      <text:p text:style-name="P4"><text:soft-page-break/>/*table du personnel (livreurs)*/</text:p>
      <text:p text:style-name="P3"/>
      <text:p text:style-name="P3"><text:span text:style-name="T1">CREATE TABLE</text:span> exf_livreur</text:p>
      <text:p text:style-name="P3">(</text:p>
      <text:p text:style-name="P3"><text:s text:c="4"/>livreur_id <text:span text:style-name="T2">INT</text:span> UNSIGNED <text:span text:style-name="T1">NOT NULL</text:span> AUTO_INCREMENT,</text:p>
      <text:p text:style-name="P3"><text:s text:c="4"/>nom <text:span text:style-name="T2">VARCHAR</text:span>(40) <text:span text:style-name="T1">NOT NULL</text:span>,</text:p>
      <text:p text:style-name="P3"><text:s text:c="4"/>prenom <text:span text:style-name="T2">VARCHAR</text:span>(40) <text:span text:style-name="T1">NOT NULL</text:span>,</text:p>
      <text:p text:style-name="P3"><text:tab/></text:p>
      <text:p text:style-name="P3"><text:s text:c="4"/>statut <text:span text:style-name="T2">CHAR</text:span>(10) <text:span text:style-name="T1">NOT NULL</text:span>,</text:p>
      <text:p text:style-name="P3"><text:s text:c="4"/>position_actuelle <text:span text:style-name="T2">VARCHAR</text:span>(100) <text:span text:style-name="T1">NOT NULL</text:span>,</text:p>
      <text:p text:style-name="P3"><text:s text:c="4"/><text:span text:style-name="T3">PRIMARY KEY</text:span> (livreur_id)</text:p>
      <text:p text:style-name="P3">)</text:p>
      <text:p text:style-name="P3">ENGINE<text:span text:style-name="T1">=</text:span>INNODB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/*table des commandes*/</text:p>
      <text:p text:style-name="P4"><text:bookmark-start text:name="__DdeLink__414_545651280"/>/*la ligne statut_paiement correspond à 0 = en cours de paiement (ou dans le panier) 1 = payé*/<text:bookmark-end text:name="__DdeLink__414_545651280"/></text:p>
      <text:p text:style-name="P4">/*la ligne statut_livraision correspond à 0 = en attente d'un livreur 1 = en cours de livraison 2 = livré*/</text:p>
      <text:p text:style-name="P3"/>
      <text:p text:style-name="P3"><text:span text:style-name="T1">CREATE TABLE</text:span> exf_commande</text:p>
      <text:p text:style-name="P3">(</text:p>
      <text:p text:style-name="P3"><text:tab/>commande_id <text:span text:style-name="T2">INT</text:span> UNSIGNED <text:span text:style-name="T3">PRIMARY KEY</text:span> AUTO_INCREMENT,</text:p>
      <text:p text:style-name="P3"><text:s text:c="4"/><text:tab/>id_client <text:bookmark-start text:name="__DdeLink__416_545651280"/><text:span text:style-name="T2">INT</text:span> UNSIGNED <text:span text:style-name="T1">NOT NULL</text:span>,<text:bookmark-end text:name="__DdeLink__416_545651280"/></text:p>
      <text:p text:style-name="P3"><text:tab/>commande_date <text:span text:style-name="T5">DATETIME </text:span><text:span text:style-name="T3">NOT NULL</text:span><text:span text:style-name="T5">,</text:span></text:p>
      <text:p text:style-name="P3"><text:tab/><text:bookmark-start text:name="__DdeLink__412_545651280"/>statut_paiement <text:span text:style-name="T2">INT</text:span> UNSIGNED <text:span text:style-name="T1">NOT NULL</text:span>,<text:bookmark-end text:name="__DdeLink__412_545651280"/></text:p>
      <text:p text:style-name="P3"><text:tab/>statut_livraison <text:span text:style-name="T2">INT</text:span> UNSIGNED <text:span text:style-name="T1">NOT NULL</text:span>,</text:p>
      <text:p text:style-name="P3"><text:tab/>id_livreur <text:span text:style-name="T2">INT</text:span> UNSIGNED,</text:p>
      <text:p text:style-name="P3"><text:tab/>heure_depart <text:span text:style-name="T5">TIME</text:span>,</text:p>
      <text:p text:style-name="P3"><text:tab/>heure_estimee <text:span text:style-name="T5">TIME</text:span>,</text:p>
      <text:p text:style-name="P3"><text:tab/>heure_fin <text:span text:style-name="T5">TIME</text:span>,</text:p>
      <text:p text:style-name="P3"><text:s text:c="4"/><text:tab/>CONSTRA<text:span text:style-name="T4">INT</text:span> fk_utilisateur_id_client</text:p>
      <text:p text:style-name="P3"><text:tab/><text:tab/><text:span text:style-name="T1">FOREIGN KEY</text:span>(id_client)</text:p>
      <text:p text:style-name="P3"><text:tab/><text:tab/><text:span text:style-name="T1">REFERENCES</text:span> exf_utilisateur(utilisateur_id),</text:p>
      <text:p text:style-name="P3"><text:tab/>CONSTRAINT fk_livreur_id_livreur</text:p>
      <text:p text:style-name="P3"><text:tab/><text:tab/><text:span text:style-name="T1">FOREIGN KEY</text:span>(id_livreur)</text:p>
      <text:p text:style-name="P3"><text:tab/><text:tab/><text:span text:style-name="T1">REFERENCES</text:span> exf_livreur(livreur_id)</text:p>
      <text:p text:style-name="P3">)</text:p>
      <text:p text:style-name="P3">ENGINE<text:span text:style-name="T1">=</text:span>INNODB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/*table des plats commandés en détail*/</text:p>
      <text:p text:style-name="P3"><text:span text:style-name="T1">CREATE TABLE</text:span> exf_commande_plat</text:p>
      <text:p text:style-name="P3">(</text:p>
      <text:p text:style-name="P3"><text:tab/>commande_plat_id <text:span text:style-name="T2">INT</text:span> UNSIGNED <text:span text:style-name="T3">PRIMARY KEY</text:span> AUTO_INCREMENT,</text:p>
      <text:p text:style-name="P3"><text:tab/>id_commande <text:span text:style-name="T2">INT</text:span> UNSIGNED <text:span text:style-name="T1">NOT NULL</text:span>,</text:p>
      <text:p text:style-name="P3"><text:tab/>id_plat <text:bookmark-start text:name="__DdeLink__416_5456512801"/><text:span text:style-name="T2">INT</text:span> UNSIGNED <text:span text:style-name="T1">NOT NULL</text:span>,<text:bookmark-end text:name="__DdeLink__416_5456512801"/></text:p>
      <text:p text:style-name="P3"><text:tab/>quantite <text:span text:style-name="T5">INT </text:span><text:span text:style-name="T4">DEFAULT 1,</text:span></text:p>
      <text:p text:style-name="P6"><text:tab/>CONSTRAINT fk_commande_id_commande</text:p>
      <text:p text:style-name="P3"><text:tab/><text:tab/><text:span text:style-name="T1">FOREIGN KEY</text:span>(id_commande)</text:p>
      <text:p text:style-name="P3"><text:span text:style-name="T4"><text:tab/><text:tab/></text:span><text:span text:style-name="T1">REFERENCES</text:span><text:span text:style-name="T4"> exf_commande(commande_id),</text:span></text:p>
      <text:p text:style-name="P3"><text:s text:c="4"/><text:tab/>CONSTRA<text:span text:style-name="T4">INT</text:span> fk_plat_id_plat</text:p>
      <text:p text:style-name="P3"><text:tab/><text:tab/><text:span text:style-name="T1">FOREIGN KEY</text:span>(id_plat)</text:p>
      <text:p text:style-name="P3"><text:tab/><text:tab/><text:span text:style-name="T1">REFERENCES</text:span> exf_plat(plat_id)</text:p>
      <text:p text:style-name="P3">)</text:p>
      <text:p text:style-name="P3">ENGINE<text:span text:style-name="T1">=</text:span>INNODB;</text:p>
      <text:p text:style-name="P3"/>
      <text:p text:style-name="P3"/>
      <text:p text:style-name="P3"/>
      <text:p text:style-name="P3"/>
      <text:p text:style-name="P3"/>
      <text:p text:style-name="P4">/*on entre un jeux démo de données dans nos tables*/</text:p>
      <text:p text:style-name="P3"/>
      <text:p text:style-name="P4">/*donnée clients*/</text:p>
      <text:p text:style-name="P5"/>
      <text:p text:style-name="P3"><text:span text:style-name="T3">INSERT INTO</text:span> exf_utilisateur VALUES</text:p>
      <text:p text:style-name="P3">(NULL,'THERIOT',' Aurélien', '5 rue Jean Bareth', '10120', 'Saint André les Vergers', 'S7tH', 'aurelien.theriot@gmail.com', 'xBvRdffG51lJu', 2),</text:p>
      <text:p text:style-name="P3">(NULL,'DUPONT', 'Marc', '7 rue de l\'église', '10000', 'TROYES', 'Marco', <text:a xlink:type="simple" xlink:href="mailto:'marc.dupont@factice.com" text:style-name="Internet_20_link" text:visited-style-name="Visited_20_Internet_20_Link">'marc.dupont@factice.com</text:a>', 'Gfccv524d8IjkL', 1),</text:p>
      <text:p text:style-name="P3">(NULL,'PERRIN', 'Noémie', '12 rue Voltaire', '10000', 'TROYES', 'Noe', 'noemie.perrin@factice.com', 'CdCgdff25Ops', 0),</text:p>
      <text:p text:style-name="P3">(NULL,'VALINO', 'Mario', '15 impasse du Tret', '10000', 'TROYES', 'Valio', <text:a xlink:type="simple" xlink:href="mailto:'marc.dupont@factice.com" text:style-name="Internet_20_link" text:visited-style-name="Visited_20_Internet_20_Link">'mario.valino@factice.com</text:a>', 'Ggcdfsd558IjkL', 0),</text:p>
      <text:p text:style-name="P3">(NULL,'PIERRON', 'Axel', '2 rue de la République', '10000', 'TROYES', 'Axman', 'axel.pierron@factice.com', 'HdCsdf145Mpc', 0);</text:p>
      <text:p text:style-name="P3"/>
      <text:p text:style-name="P3"/>
      <text:p text:style-name="P3"/>
      <text:p text:style-name="P3"/>
      <text:p text:style-name="P3"/>
      <text:p text:style-name="P4">/*données plat*/</text:p>
      <text:p text:style-name="P3"/>
      <text:p text:style-name="P3"><text:span text:style-name="T3">INSERT INTO</text:span> exf_plat VALUES</text:p>
      <text:p text:style-name="P3">(NULL, '2017-03-01', 'Tarte aux choux', 'plat', 12.50),</text:p>
      <text:p text:style-name="P3">(NULL, '2017-03-01', 'Pizza de la mer', 'plat', 11.90),</text:p>
      <text:p text:style-name="P3">(NULL, '2017-03-01', 'Crumble aux fraises', 'dessert', 6),</text:p>
      <text:p text:style-name="P3">(NULL, '2017-03-01', 'Coldog à la vanille', 'dessert', 4.30),</text:p>
      <text:p text:style-name="P3">(NULL, '2017-03-02', 'Lasagnes Irlandaises', 'plat', 13),</text:p>
      <text:p text:style-name="P3">(NULL, '2017-03-02', 'Salade Antoine', 'plat', 10),</text:p>
      <text:p text:style-name="P3">(NULL, '2017-03-02', 'Crème de coco', 'dessert', 5.50),</text:p>
      <text:p text:style-name="P3">(NULL, '2017-03-02', 'Brownie à la poire', 'dessert', 7.50);</text:p>
      <text:p text:style-name="P3"/>
      <text:p text:style-name="P4"><text:soft-page-break/>/*données livreur*/</text:p>
      <text:p text:style-name="P3"/>
      <text:p text:style-name="P3"><text:span text:style-name="T3">INSERT INTO</text:span> exf_livreur VALUES</text:p>
      <text:p text:style-name="P3">(NULL,'PONTAVICE','Walter', 'DISPONIBLE', 'Quartier Est de TROYES'),</text:p>
      <text:p text:style-name="P3">(NULL,'OLIVER', 'Valentin', 'LIVRAISON', 'Quartier Sud de TROYES'),</text:p>
      <text:p text:style-name="P3">(NULL,'MATENSON', 'Sven', 'DISPONIBLE', 'Quartier Nord de TROYES'),</text:p>
      <text:p text:style-name="P3">(NULL,'GENKI', 'Sokun', 'DISPONIBLE', 'Quartier Ouest de TROYES'),</text:p>
      <text:p text:style-name="P3">(NULL,'BEN MAR', 'Farid', 'PAUSE', 'Intérieur'),</text:p>
      <text:p text:style-name="P3">(NULL,'MORRISON', 'Dave', 'REPOS', 'Extérieur');</text:p>
      <text:p text:style-name="P3"/>
      <text:p text:style-name="P4"/>
      <text:p text:style-name="P4">/*données commandes*/</text:p>
      <text:p text:style-name="P3"/>
      <text:p text:style-name="P3"><text:span text:style-name="T3">INSERT INTO</text:span> exf_commande VALUES</text:p>
      <text:p text:style-name="P3">(NULL, 3, '2017-03-01 11:30:35', 1, 2, 1, '11:34:20', '11:40:25', '11:41:05'),</text:p>
      <text:p text:style-name="P3">(NULL, 4, '2017-03-02 11:51:07', 1, 1, 2, '11:53:35', '12:05:22', NULL),</text:p>
      <text:p text:style-name="P3">(NULL, 5, '2017-03-02 11:55:07', 0, 0, NULL, NULL, NULL, NULL);</text:p>
      <text:p text:style-name="P3"/>
      <text:p text:style-name="P3"/>
      <text:p text:style-name="P4">/*données des plats contenus dans la commande*/</text:p>
      <text:p text:style-name="P4"/>
      <text:p text:style-name="P3"><text:span text:style-name="T3">INSERT INTO</text:span> exf_commande_plat VALUES</text:p>
      <text:p text:style-name="P3">(NULL, 1, 1, 2),</text:p>
      <text:p text:style-name="P3">(NULL, 1, 3, 1),</text:p>
      <text:p text:style-name="P3">(NULL, 1, 4, 1),</text:p>
      <text:p text:style-name="P3">(NULL, 2, 6, 1),</text:p>
      <text:p text:style-name="P6">(NULL, 2, 5, 1),</text:p>
      <text:p text:style-name="P6">(NULL, 2, 7, 1),</text:p>
      <text:p text:style-name="P6">(NULL, 2, 8, 1),</text:p>
      <text:p text:style-name="P6">(NULL, 3, 5, 4),</text:p>
      <text:p text:style-name="P6">(NULL, 3, 7, 4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Arial1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2T17:03:06.78</meta:creation-date>
    <dc:date>2017-03-21T15:43:25.81</dc:date>
    <meta:editing-duration>PT14H8M27S</meta:editing-duration>
    <meta:editing-cycles>63</meta:editing-cycles>
    <meta:generator>OpenOffice/4.1.3$Win32 OpenOffice.org_project/413m1$Build-9783</meta:generator>
    <meta:document-statistic meta:table-count="0" meta:image-count="0" meta:object-count="0" meta:page-count="4" meta:paragraph-count="126" meta:word-count="583" meta:character-count="4698"/>
  </office:meta>
</office:document-meta>
</file>